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ndale Mono" svg:font-family="'Andale Mono'" style:font-pitch="fixed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a09f8"/>
    </style:style>
    <style:style style:name="P2" style:family="paragraph" style:parent-style-name="Standard">
      <style:text-properties style:font-name="Andale Mono" fo:font-weight="bold" officeooo:paragraph-rsid="000a09f8" style:font-weight-asian="bold" style:font-weight-complex="bold"/>
    </style:style>
    <style:style style:name="P3" style:family="paragraph" style:parent-style-name="Standard">
      <style:text-properties style:font-name="Andale Mono" fo:font-weight="bold" officeooo:paragraph-rsid="000a4db9" style:font-weight-asian="bold" style:font-weight-complex="bold"/>
    </style:style>
    <style:style style:name="P4" style:family="paragraph" style:parent-style-name="Standard">
      <style:text-properties style:font-name="Andale Mono" fo:font-weight="bold" officeooo:paragraph-rsid="000be63a" style:font-weight-asian="bold" style:font-weight-complex="bold"/>
    </style:style>
    <style:style style:name="P5" style:family="paragraph" style:parent-style-name="Standard">
      <style:text-properties style:font-name="Andale Mono" fo:font-weight="bold" officeooo:paragraph-rsid="000c09d5" style:font-weight-asian="bold" style:font-weight-complex="bold"/>
    </style:style>
    <style:style style:name="P6" style:family="paragraph" style:parent-style-name="Standard">
      <style:text-properties style:font-name="Andale Mono" fo:font-weight="bold" officeooo:paragraph-rsid="000d382b" style:font-weight-asian="bold" style:font-weight-complex="bold"/>
    </style:style>
    <style:style style:name="P7" style:family="paragraph" style:parent-style-name="Standard">
      <style:text-properties style:font-name="Andale Mono" fo:font-weight="bold" officeooo:paragraph-rsid="000da8d4" style:font-weight-asian="bold" style:font-weight-complex="bold"/>
    </style:style>
    <style:style style:name="P8" style:family="paragraph" style:parent-style-name="Standard">
      <style:text-properties style:font-name="Andale Mono" fo:font-weight="bold" officeooo:paragraph-rsid="000f23eb" style:font-weight-asian="bold" style:font-weight-complex="bold"/>
    </style:style>
    <style:style style:name="P9" style:family="paragraph" style:parent-style-name="Standard">
      <style:text-properties style:font-name="Andale Mono" fo:font-weight="bold" officeooo:paragraph-rsid="000f757e" style:font-weight-asian="bold" style:font-weight-complex="bold"/>
    </style:style>
    <style:style style:name="P10" style:family="paragraph" style:parent-style-name="Standard">
      <style:text-properties style:font-name="Andale Mono" fo:font-weight="bold" officeooo:paragraph-rsid="00113347" style:font-weight-asian="bold" style:font-weight-complex="bold"/>
    </style:style>
    <style:style style:name="P11" style:family="paragraph" style:parent-style-name="Standard">
      <style:text-properties style:font-name="Andale Mono" fo:font-weight="bold" officeooo:paragraph-rsid="0012dd01" style:font-weight-asian="bold" style:font-weight-complex="bold"/>
    </style:style>
    <style:style style:name="P12" style:family="paragraph" style:parent-style-name="Standard">
      <style:text-properties style:font-name="Andale Mono" fo:font-weight="bold" officeooo:paragraph-rsid="001371a4" style:font-weight-asian="bold" style:font-weight-complex="bold"/>
    </style:style>
    <style:style style:name="P13" style:family="paragraph" style:parent-style-name="Standard">
      <style:text-properties style:font-name="Andale Mono" fo:font-weight="normal" officeooo:paragraph-rsid="000a4db9" style:font-weight-asian="normal" style:font-weight-complex="normal"/>
    </style:style>
    <style:style style:name="P14" style:family="paragraph" style:parent-style-name="Standard">
      <style:text-properties style:font-name="Andale Mono" fo:font-weight="normal" officeooo:paragraph-rsid="000be63a" style:font-weight-asian="normal" style:font-weight-complex="normal"/>
    </style:style>
    <style:style style:name="P15" style:family="paragraph" style:parent-style-name="Standard">
      <style:text-properties style:font-name="Andale Mono" fo:font-weight="normal" officeooo:paragraph-rsid="000d382b" style:font-weight-asian="normal" style:font-weight-complex="normal"/>
    </style:style>
    <style:style style:name="P16" style:family="paragraph" style:parent-style-name="Standard">
      <style:text-properties style:font-name="Andale Mono" fo:font-weight="normal" officeooo:paragraph-rsid="000da8d4" style:font-weight-asian="normal" style:font-weight-complex="normal"/>
    </style:style>
    <style:style style:name="P17" style:family="paragraph" style:parent-style-name="Standard">
      <style:text-properties style:font-name="Andale Mono" fo:font-weight="normal" officeooo:paragraph-rsid="000f23eb" style:font-weight-asian="normal" style:font-weight-complex="normal"/>
    </style:style>
    <style:style style:name="P18" style:family="paragraph" style:parent-style-name="Standard">
      <style:text-properties style:font-name="Andale Mono" fo:font-weight="normal" officeooo:paragraph-rsid="000f757e" style:font-weight-asian="normal" style:font-weight-complex="normal"/>
    </style:style>
    <style:style style:name="P19" style:family="paragraph" style:parent-style-name="Standard">
      <style:text-properties style:font-name="Andale Mono" fo:font-weight="normal" officeooo:paragraph-rsid="00156169" style:font-weight-asian="normal" style:font-weight-complex="normal"/>
    </style:style>
    <style:style style:name="P20" style:family="paragraph" style:parent-style-name="Standard">
      <style:text-properties style:font-name="Andale Mono" fo:font-size="8pt" fo:font-weight="bold" officeooo:paragraph-rsid="000a09f8" style:font-size-asian="8pt" style:font-weight-asian="bold" style:font-size-complex="8pt" style:font-weight-complex="bold"/>
    </style:style>
    <style:style style:name="P21" style:family="paragraph" style:parent-style-name="Standard">
      <style:text-properties style:font-name="Andale Mono" fo:font-size="8pt" fo:font-weight="bold" officeooo:paragraph-rsid="000a4db9" style:font-size-asian="8pt" style:font-weight-asian="bold" style:font-size-complex="8pt" style:font-weight-complex="bold"/>
    </style:style>
    <style:style style:name="P22" style:family="paragraph" style:parent-style-name="Standard">
      <style:text-properties style:font-name="Andale Mono" fo:font-size="8pt" fo:font-weight="bold" officeooo:paragraph-rsid="000be63a" style:font-size-asian="8pt" style:font-weight-asian="bold" style:font-size-complex="8pt" style:font-weight-complex="bold"/>
    </style:style>
    <style:style style:name="P23" style:family="paragraph" style:parent-style-name="Standard">
      <style:text-properties style:font-name="Andale Mono" fo:font-size="8pt" fo:font-weight="bold" officeooo:paragraph-rsid="000c09d5" style:font-size-asian="8pt" style:font-weight-asian="bold" style:font-size-complex="8pt" style:font-weight-complex="bold"/>
    </style:style>
    <style:style style:name="P24" style:family="paragraph" style:parent-style-name="Standard">
      <style:text-properties style:font-name="Andale Mono" fo:font-size="8pt" fo:font-weight="bold" officeooo:paragraph-rsid="000d382b" style:font-size-asian="8pt" style:font-weight-asian="bold" style:font-size-complex="8pt" style:font-weight-complex="bold"/>
    </style:style>
    <style:style style:name="P25" style:family="paragraph" style:parent-style-name="Standard">
      <style:text-properties style:font-name="Andale Mono" fo:font-size="8pt" fo:font-weight="bold" officeooo:paragraph-rsid="000da8d4" style:font-size-asian="8pt" style:font-weight-asian="bold" style:font-size-complex="8pt" style:font-weight-complex="bold"/>
    </style:style>
    <style:style style:name="P26" style:family="paragraph" style:parent-style-name="Standard">
      <style:text-properties style:font-name="Andale Mono" fo:font-size="8pt" fo:font-weight="bold" officeooo:paragraph-rsid="000f23eb" style:font-size-asian="8pt" style:font-weight-asian="bold" style:font-size-complex="8pt" style:font-weight-complex="bold"/>
    </style:style>
    <style:style style:name="P27" style:family="paragraph" style:parent-style-name="Standard">
      <style:text-properties style:font-name="Andale Mono" fo:font-size="8pt" fo:font-weight="bold" officeooo:paragraph-rsid="000f757e" style:font-size-asian="8pt" style:font-weight-asian="bold" style:font-size-complex="8pt" style:font-weight-complex="bold"/>
    </style:style>
    <style:style style:name="P28" style:family="paragraph" style:parent-style-name="Standard">
      <style:text-properties style:font-name="Andale Mono" fo:font-size="8pt" fo:font-weight="bold" officeooo:paragraph-rsid="00113347" style:font-size-asian="8pt" style:font-weight-asian="bold" style:font-size-complex="8pt" style:font-weight-complex="bold"/>
    </style:style>
    <style:style style:name="P29" style:family="paragraph" style:parent-style-name="Standard">
      <style:text-properties style:font-name="Andale Mono" fo:font-size="8pt" fo:font-weight="bold" officeooo:paragraph-rsid="001371a4" style:font-size-asian="8pt" style:font-weight-asian="bold" style:font-size-complex="8pt" style:font-weight-complex="bold"/>
    </style:style>
    <style:style style:name="P30" style:family="paragraph" style:parent-style-name="Standard">
      <style:text-properties style:font-name="Andale Mono" fo:font-size="8pt" fo:font-weight="bold" officeooo:paragraph-rsid="00156169" style:font-size-asian="8pt" style:font-weight-asian="bold" style:font-size-complex="8pt" style:font-weight-complex="bold"/>
    </style:style>
    <style:style style:name="P31" style:family="paragraph" style:parent-style-name="Standard">
      <style:text-properties style:font-name="Andale Mono" fo:font-size="8pt" fo:font-weight="bold" officeooo:paragraph-rsid="000be63a" style:font-size-asian="7pt" style:font-weight-asian="bold" style:font-size-complex="8pt" style:font-weight-complex="bold"/>
    </style:style>
    <style:style style:name="P32" style:family="paragraph" style:parent-style-name="Standard">
      <style:text-properties style:font-name="Andale Mono" fo:font-size="8pt" fo:font-weight="bold" officeooo:paragraph-rsid="001f33b4" style:font-size-asian="7pt" style:font-weight-asian="bold" style:font-size-complex="8pt" style:font-weight-complex="bold"/>
    </style:style>
    <style:style style:name="P33" style:family="paragraph" style:parent-style-name="Standard">
      <style:text-properties style:font-name="Andale Mono" fo:font-size="8pt" fo:font-weight="bold" officeooo:paragraph-rsid="0020d52c" style:font-size-asian="7pt" style:font-weight-asian="bold" style:font-size-complex="8pt" style:font-weight-complex="bold"/>
    </style:style>
    <style:style style:name="P34" style:family="paragraph" style:parent-style-name="Standard">
      <style:text-properties style:font-name="Andale Mono" fo:font-size="8pt" fo:font-weight="bold" officeooo:paragraph-rsid="00224cdf" style:font-size-asian="7pt" style:font-weight-asian="bold" style:font-size-complex="8pt" style:font-weight-complex="bold"/>
    </style:style>
    <style:style style:name="P35" style:family="paragraph" style:parent-style-name="Standard">
      <style:text-properties style:font-name="Andale Mono" fo:font-size="8pt" fo:font-weight="normal" officeooo:paragraph-rsid="000c09d5" style:font-size-asian="8pt" style:font-weight-asian="normal" style:font-size-complex="8pt" style:font-weight-complex="normal"/>
    </style:style>
    <style:style style:name="P36" style:family="paragraph" style:parent-style-name="Standard">
      <style:text-properties style:font-name="Andale Mono" fo:font-size="8pt" fo:font-weight="normal" officeooo:paragraph-rsid="0021bc6e" style:font-size-asian="7pt" style:font-weight-asian="normal" style:font-size-complex="8pt" style:font-weight-complex="normal"/>
    </style:style>
    <style:style style:name="P37" style:family="paragraph" style:parent-style-name="Standard">
      <style:text-properties style:font-name="Andale Mono" fo:font-size="8pt" style:text-underline-style="solid" style:text-underline-width="auto" style:text-underline-color="font-color" fo:font-weight="normal" officeooo:paragraph-rsid="0021bc6e" style:font-size-asian="7pt" style:font-weight-asian="normal" style:font-size-complex="8pt" style:font-weight-complex="normal"/>
    </style:style>
    <style:style style:name="P38" style:family="paragraph" style:parent-style-name="Standard">
      <style:text-properties style:font-name="Andale Mono" style:text-underline-style="solid" style:text-underline-width="auto" style:text-underline-color="font-color" fo:font-weight="normal" officeooo:paragraph-rsid="000a4db9" style:font-weight-asian="normal" style:font-weight-complex="normal"/>
    </style:style>
    <style:style style:name="P39" style:family="paragraph" style:parent-style-name="Standard">
      <style:text-properties style:font-name="Andale Mono" style:text-underline-style="solid" style:text-underline-width="auto" style:text-underline-color="font-color" fo:font-weight="normal" officeooo:paragraph-rsid="000be63a" style:font-weight-asian="normal" style:font-weight-complex="normal"/>
    </style:style>
    <style:style style:name="P40" style:family="paragraph" style:parent-style-name="Standard">
      <style:text-properties style:font-name="Andale Mono" style:text-underline-style="solid" style:text-underline-width="auto" style:text-underline-color="font-color" fo:font-weight="normal" officeooo:paragraph-rsid="000c09d5" style:font-weight-asian="normal" style:font-weight-complex="normal"/>
    </style:style>
    <style:style style:name="P41" style:family="paragraph" style:parent-style-name="Standard">
      <style:text-properties style:font-name="Andale Mono" style:text-underline-style="solid" style:text-underline-width="auto" style:text-underline-color="font-color" fo:font-weight="normal" officeooo:paragraph-rsid="000d382b" style:font-weight-asian="normal" style:font-weight-complex="normal"/>
    </style:style>
    <style:style style:name="P42" style:family="paragraph" style:parent-style-name="Standard">
      <style:text-properties style:font-name="Andale Mono" style:text-underline-style="solid" style:text-underline-width="auto" style:text-underline-color="font-color" fo:font-weight="normal" officeooo:paragraph-rsid="000da8d4" style:font-weight-asian="normal" style:font-weight-complex="normal"/>
    </style:style>
    <style:style style:name="P43" style:family="paragraph" style:parent-style-name="Standard">
      <style:text-properties style:font-name="Andale Mono" style:text-underline-style="solid" style:text-underline-width="auto" style:text-underline-color="font-color" fo:font-weight="normal" officeooo:paragraph-rsid="000f23eb" style:font-weight-asian="normal" style:font-weight-complex="normal"/>
    </style:style>
    <style:style style:name="P44" style:family="paragraph" style:parent-style-name="Standard">
      <style:text-properties style:font-name="Andale Mono" style:text-underline-style="solid" style:text-underline-width="auto" style:text-underline-color="font-color" fo:font-weight="normal" officeooo:paragraph-rsid="000f757e" style:font-weight-asian="normal" style:font-weight-complex="normal"/>
    </style:style>
    <style:style style:name="P45" style:family="paragraph" style:parent-style-name="Standard">
      <style:text-properties style:font-name="Andale Mono" style:text-underline-style="solid" style:text-underline-width="auto" style:text-underline-color="font-color" fo:font-weight="normal" officeooo:paragraph-rsid="00156169" style:font-weight-asian="normal" style:font-weight-complex="normal"/>
    </style:style>
    <style:style style:name="P46" style:family="paragraph" style:parent-style-name="Standard">
      <style:text-properties style:font-name="Times New Roman" fo:font-weight="bold" officeooo:paragraph-rsid="0012dd01" style:font-weight-asian="bold" style:font-weight-complex="bold"/>
    </style:style>
    <style:style style:name="P47" style:family="paragraph" style:parent-style-name="Standard">
      <style:text-properties style:font-name="Times New Roman" fo:font-weight="normal" officeooo:paragraph-rsid="0012dd01" style:font-weight-asian="normal" style:font-weight-complex="normal"/>
    </style:style>
    <style:style style:name="P48" style:family="paragraph" style:parent-style-name="Standard">
      <style:text-properties style:font-name="Times New Roman" fo:font-weight="normal" officeooo:paragraph-rsid="001f33b4" style:font-weight-asian="normal" style:font-weight-complex="normal"/>
    </style:style>
    <style:style style:name="P49" style:family="paragraph" style:parent-style-name="Standard">
      <style:text-properties style:font-name="Times New Roman" fo:font-size="12pt" fo:font-weight="normal" officeooo:paragraph-rsid="0020d52c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Times New Roman" fo:font-size="12pt" style:text-underline-style="solid" style:text-underline-width="auto" style:text-underline-color="font-color" fo:font-weight="normal" officeooo:paragraph-rsid="0020d52c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Times New Roman" style:text-underline-style="solid" style:text-underline-width="auto" style:text-underline-color="font-color" fo:font-weight="normal" officeooo:paragraph-rsid="0012dd01" style:font-weight-asian="normal" style:font-weight-complex="normal"/>
    </style:style>
    <style:style style:name="P52" style:family="paragraph" style:parent-style-name="Standard">
      <style:text-properties style:font-name="Times New Roman" style:text-underline-style="solid" style:text-underline-width="auto" style:text-underline-color="font-color" fo:font-weight="normal" officeooo:paragraph-rsid="001f33b4" style:font-weight-asian="normal" style:font-weight-complex="normal"/>
    </style:style>
    <style:style style:name="P53" style:family="paragraph" style:parent-style-name="Standard">
      <style:text-properties style:text-underline-style="solid" style:text-underline-width="auto" style:text-underline-color="font-color" officeooo:paragraph-rsid="000a09f8"/>
    </style:style>
    <style:style style:name="P54" style:family="paragraph" style:parent-style-name="Standard">
      <style:paragraph-properties fo:text-align="center" style:justify-single-word="false"/>
      <style:text-properties style:text-underline-style="none" officeooo:paragraph-rsid="0028151b"/>
    </style:style>
    <style:style style:name="P55" style:family="paragraph" style:parent-style-name="Standard">
      <style:paragraph-properties fo:text-align="center" style:justify-single-word="false"/>
      <style:text-properties style:text-underline-style="none" officeooo:paragraph-rsid="002975d9"/>
    </style:style>
    <style:style style:name="P56" style:family="paragraph" style:parent-style-name="Standard">
      <style:paragraph-properties fo:text-align="center" style:justify-single-word="false"/>
      <style:text-properties style:text-underline-style="none" officeooo:paragraph-rsid="002b28f8"/>
    </style:style>
    <style:style style:name="P57" style:family="paragraph" style:parent-style-name="Standard">
      <style:paragraph-properties fo:text-align="center" style:justify-single-word="false"/>
      <style:text-properties fo:font-size="12pt" style:text-underline-style="none" officeooo:paragraph-rsid="0027f0f4" style:font-size-asian="12pt" style:font-size-complex="12pt"/>
    </style:style>
    <style:style style:name="T1" style:family="text">
      <style:text-properties officeooo:rsid="000a09f8"/>
    </style:style>
    <style:style style:name="T2" style:family="text">
      <style:text-properties style:font-name="Times New Roman" officeooo:rsid="000a09f8"/>
    </style:style>
    <style:style style:name="T3" style:family="text">
      <style:text-properties style:font-name="Times New Roman" officeooo:rsid="000a4db9"/>
    </style:style>
    <style:style style:name="T4" style:family="text">
      <style:text-properties style:font-name="Times New Roman" officeooo:rsid="000be63a"/>
    </style:style>
    <style:style style:name="T5" style:family="text">
      <style:text-properties style:font-name="Times New Roman" officeooo:rsid="000c09d5"/>
    </style:style>
    <style:style style:name="T6" style:family="text">
      <style:text-properties style:font-name="Times New Roman" officeooo:rsid="000d382b"/>
    </style:style>
    <style:style style:name="T7" style:family="text">
      <style:text-properties style:font-name="Times New Roman" officeooo:rsid="000da8d4"/>
    </style:style>
    <style:style style:name="T8" style:family="text">
      <style:text-properties style:font-name="Times New Roman" officeooo:rsid="000f23eb"/>
    </style:style>
    <style:style style:name="T9" style:family="text">
      <style:text-properties style:font-name="Times New Roman" officeooo:rsid="000f757e"/>
    </style:style>
    <style:style style:name="T10" style:family="text">
      <style:text-properties style:font-name="Times New Roman" fo:font-weight="normal" officeooo:rsid="000f757e" style:font-weight-asian="normal" style:font-weight-complex="normal"/>
    </style:style>
    <style:style style:name="T11" style:family="text">
      <style:text-properties style:font-name="Times New Roman" fo:font-weight="normal" officeooo:rsid="00113347" style:font-weight-asian="normal" style:font-weight-complex="normal"/>
    </style:style>
    <style:style style:name="T12" style:family="text">
      <style:text-properties style:font-name="Times New Roman" officeooo:rsid="00147362"/>
    </style:style>
    <style:style style:name="T13" style:family="text">
      <style:text-properties style:font-name="Times New Roman" officeooo:rsid="00156169"/>
    </style:style>
    <style:style style:name="T14" style:family="text">
      <style:text-properties style:font-name="Times New Roman" fo:font-size="12pt" officeooo:rsid="0020d52c" style:font-size-asian="10.5pt" style:font-size-complex="12pt"/>
    </style:style>
    <style:style style:name="T15" style:family="text">
      <style:text-properties style:font-name="Times New Roman" fo:font-size="12pt" officeooo:rsid="0021bc6e" style:font-size-asian="10.5pt" style:font-size-complex="12pt"/>
    </style:style>
    <style:style style:name="T16" style:family="text">
      <style:text-properties style:font-name="Times New Roman" style:text-underline-style="solid" style:text-underline-width="auto" style:text-underline-color="font-color" fo:font-weight="normal" officeooo:rsid="00113347" style:font-weight-asian="normal" style:font-weight-complex="normal"/>
    </style:style>
    <style:style style:name="T17" style:family="text">
      <style:text-properties officeooo:rsid="000a4db9"/>
    </style:style>
    <style:style style:name="T18" style:family="text">
      <style:text-properties officeooo:rsid="000be63a"/>
    </style:style>
    <style:style style:name="T19" style:family="text">
      <style:text-properties officeooo:rsid="000c09d5"/>
    </style:style>
    <style:style style:name="T20" style:family="text">
      <style:text-properties officeooo:rsid="000d382b"/>
    </style:style>
    <style:style style:name="T21" style:family="text">
      <style:text-properties officeooo:rsid="000da8d4"/>
    </style:style>
    <style:style style:name="T22" style:family="text">
      <style:text-properties officeooo:rsid="000f23eb"/>
    </style:style>
    <style:style style:name="T23" style:family="text">
      <style:text-properties officeooo:rsid="000f757e"/>
    </style:style>
    <style:style style:name="T24" style:family="text">
      <style:text-properties officeooo:rsid="00113347"/>
    </style:style>
    <style:style style:name="T25" style:family="text">
      <style:text-properties officeooo:rsid="0012dd01"/>
    </style:style>
    <style:style style:name="T26" style:family="text">
      <style:text-properties officeooo:rsid="001371a4"/>
    </style:style>
    <style:style style:name="T27" style:family="text">
      <style:text-properties officeooo:rsid="00156169"/>
    </style:style>
    <style:style style:name="T28" style:family="text">
      <style:text-properties fo:font-size="8pt" officeooo:rsid="000be63a" style:font-size-asian="8pt" style:font-size-complex="8pt"/>
    </style:style>
    <style:style style:name="T29" style:family="text">
      <style:text-properties fo:font-size="8pt" officeooo:rsid="000a09f8" style:font-size-asian="8pt" style:font-size-complex="8pt"/>
    </style:style>
    <style:style style:name="T30" style:family="text">
      <style:text-properties fo:font-size="8pt" officeooo:rsid="000a4db9" style:font-size-asian="8pt" style:font-size-complex="8pt"/>
    </style:style>
    <style:style style:name="T31" style:family="text">
      <style:text-properties fo:font-size="8pt" officeooo:rsid="000f757e" style:font-size-asian="8pt" style:font-size-complex="8pt"/>
    </style:style>
    <style:style style:name="T32" style:family="text">
      <style:text-properties fo:font-size="8pt" officeooo:rsid="000da8d4" style:font-size-asian="8pt" style:font-size-complex="8pt"/>
    </style:style>
    <style:style style:name="T33" style:family="text">
      <style:text-properties officeooo:rsid="001f33b4"/>
    </style:style>
    <style:style style:name="T34" style:family="text">
      <style:text-properties officeooo:rsid="0020d52c"/>
    </style:style>
    <style:style style:name="T35" style:family="text">
      <style:text-properties officeooo:rsid="0021bc6e"/>
    </style:style>
    <style:style style:name="T36" style:family="text">
      <style:text-properties officeooo:rsid="00224cdf"/>
    </style:style>
    <style:style style:name="T37" style:family="text">
      <style:text-properties officeooo:rsid="00276aef"/>
    </style:style>
    <style:style style:name="T38" style:family="text">
      <style:text-properties officeooo:rsid="0027f0f4"/>
    </style:style>
    <style:style style:name="T39" style:family="text">
      <style:text-properties officeooo:rsid="0028151b"/>
    </style:style>
    <style:style style:name="T40" style:family="text">
      <style:text-properties officeooo:rsid="002975d9"/>
    </style:style>
    <style:style style:name="T41" style:family="text">
      <style:text-properties officeooo:rsid="002a2985"/>
    </style:style>
    <style:style style:name="T42" style:family="text">
      <style:text-properties officeooo:rsid="002b28f8"/>
    </style:style>
    <style:style style:name="T43" style:family="text">
      <style:text-properties officeooo:rsid="002bd4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pan text:style-name="T39">Universidade Estadual de Ponta Grossa - UEPG</text:span></text:p>
      <text:p text:style-name="P55"><text:span text:style-name="T40"/></text:p>
      <text:p text:style-name="P55"><text:span text:style-name="T37">Reinaldo Antonio Camargo Rauch</text:span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7"><text:span text:style-name="T38">Algoritmos </text:span><text:span text:style-name="T43">em Pascal</text:span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6"><text:span text:style-name="T42">Ponta Grossa</text:span></text:p>
      <text:p text:style-name="P56"><text:span text:style-name="T42">2013</text:span></text:p>
      <text:p text:style-name="P53"><text:soft-page-break/><text:span text:style-name="T1">1.Prog_exe_01:</text:span></text:p>
      <text:p text:style-name="P1"><text:span text:style-name="T1"/></text:p>
      <text:p text:style-name="P20"><text:span text:style-name="T1">Program Prog_exe_01 ;</text:span></text:p>
      <text:p text:style-name="P20"><text:span text:style-name="T1"/></text:p>
      <text:p text:style-name="P20"><text:span text:style-name="T1">Var</text:span></text:p>
      <text:p text:style-name="P20"><text:span text:style-name="T1"><text:tab/>nota1, nota2, nota3, nota4:integer;</text:span></text:p>
      <text:p text:style-name="P20"><text:span text:style-name="T1"/></text:p>
      <text:p text:style-name="P20"><text:span text:style-name="T1"><text:s/>Begin</text:span></text:p>
      <text:p text:style-name="P20"><text:span text:style-name="T1"><text:s/></text:span></text:p>
      <text:p text:style-name="P20"><text:span text:style-name="T1"><text:s/><text:tab/>Writeln('Programa para o cálculo de média anual de notas:');</text:span></text:p>
      <text:p text:style-name="P20"><text:span text:style-name="T1"><text:s/><text:tab/>Writeln('Escreva a nota do 1º bim:');</text:span></text:p>
      <text:p text:style-name="P20"><text:span text:style-name="T1"><text:s/><text:tab/>readln(nota1);</text:span></text:p>
      <text:p text:style-name="P20"><text:span text:style-name="T1"><text:s/><text:tab/>writeln('Escreva a nota do 2º bim:');</text:span></text:p>
      <text:p text:style-name="P20"><text:span text:style-name="T1"><text:s/><text:tab/>readln(nota2);</text:span></text:p>
      <text:p text:style-name="P20"><text:span text:style-name="T1"><text:s/><text:tab/>writeln('Escreva a nota do 3º bim:');</text:span></text:p>
      <text:p text:style-name="P20"><text:span text:style-name="T1"><text:s/><text:tab/>readln(nota3);</text:span></text:p>
      <text:p text:style-name="P20"><text:span text:style-name="T1"><text:s/><text:tab/>writeln('Escreva a nota do 4º bim:');</text:span></text:p>
      <text:p text:style-name="P20"><text:span text:style-name="T1"><text:s/><text:tab/>readln(nota4);</text:span></text:p>
      <text:p text:style-name="P20"><text:span text:style-name="T1"><text:s/><text:tab/></text:span></text:p>
      <text:p text:style-name="P20"><text:span text:style-name="T1"><text:s/><text:tab/>writeln('A média anual deste aluno é: ',(nota1 + nota2 + nota3 + nota4)/4);</text:span></text:p>
      <text:p text:style-name="P20"><text:span text:style-name="T1"><text:s text:c="2"/></text:span></text:p>
      <text:p text:style-name="P2"><text:span text:style-name="T29"><text:s/>End.</text:span></text:p>
      <text:p text:style-name="P2"><text:span text:style-name="T2"/></text:p>
      <text:p text:style-name="P38"><text:span text:style-name="T3">2.(Prog_exe_02):</text:span></text:p>
      <text:p text:style-name="P13"><text:span text:style-name="T3"/></text:p>
      <text:p text:style-name="P21"><text:span text:style-name="T17">Program Prog_exe_02 ;</text:span></text:p>
      <text:p text:style-name="P21"><text:span text:style-name="T17"/></text:p>
      <text:p text:style-name="P21"><text:span text:style-name="T17">Var</text:span></text:p>
      <text:p text:style-name="P21"><text:span text:style-name="T17"><text:tab/>base, altura:integer;</text:span></text:p>
      <text:p text:style-name="P21"><text:span text:style-name="T17"/></text:p>
      <text:p text:style-name="P21"><text:span text:style-name="T17"><text:s/>Begin</text:span></text:p>
      <text:p text:style-name="P21"><text:span text:style-name="T17"><text:s/></text:span></text:p>
      <text:p text:style-name="P21"><text:span text:style-name="T17"><text:s/><text:tab/>writeln('Programa para o cálculo da área de um triânguo:');</text:span></text:p>
      <text:p text:style-name="P21"><text:span text:style-name="T17"><text:s/><text:tab/>writeln('Escreva o comprimento da base deste triángulo:');</text:span></text:p>
      <text:p text:style-name="P21"><text:span text:style-name="T17"><text:s/><text:tab/>readln(base);</text:span></text:p>
      <text:p text:style-name="P21"><text:span text:style-name="T17"><text:s/><text:tab/></text:span></text:p>
      <text:p text:style-name="P21"><text:span text:style-name="T17"><text:s/><text:tab/>writeln('Escreva o comprimento da altura deste triângulo:');</text:span></text:p>
      <text:p text:style-name="P21"><text:span text:style-name="T17"><text:s/><text:tab/>readln(altura);</text:span></text:p>
      <text:p text:style-name="P21"><text:span text:style-name="T17"><text:s/><text:tab/></text:span></text:p>
      <text:p text:style-name="P21"><text:span text:style-name="T17"><text:s/><text:tab/>writeln('A área deste triângulo é de: ', (0.5 * base * altura));</text:span></text:p>
      <text:p text:style-name="P21"><text:span text:style-name="T17"><text:s text:c="2"/></text:span></text:p>
      <text:p text:style-name="P3"><text:span text:style-name="T30"><text:s/>End.</text:span></text:p>
      <text:p text:style-name="P3"><text:span text:style-name="T3"/></text:p>
      <text:p text:style-name="P39"><text:span text:style-name="T4">3. (Prog_exe_03):</text:span></text:p>
      <text:p text:style-name="P14"><text:span text:style-name="T4"/></text:p>
      <text:p text:style-name="P22"><text:span text:style-name="T18">Program Prog_exe_03;</text:span></text:p>
      <text:p text:style-name="P22"><text:span text:style-name="T18"/></text:p>
      <text:p text:style-name="P22"><text:span text:style-name="T18">Var</text:span></text:p>
      <text:p text:style-name="P22"><text:span text:style-name="T18"><text:tab/>a, b, c:integer;</text:span></text:p>
      <text:p text:style-name="P22"><text:span text:style-name="T18"><text:tab/>s, area:real;</text:span></text:p>
      <text:p text:style-name="P31"><text:span text:style-name="T18"/></text:p>
      <text:p text:style-name="P4"><text:span text:style-name="T18"><text:s/></text:span><text:span text:style-name="T28">Begin</text:span></text:p>
      <text:p text:style-name="P22"><text:span text:style-name="T18"><text:s/></text:span></text:p>
      <text:p text:style-name="P22"><text:span text:style-name="T18"><text:s/><text:tab/>writeln('Programa para o cálculo da área do triângulo pelos seus lados:');</text:span></text:p>
      <text:p text:style-name="P22"><text:span text:style-name="T18"><text:s/><text:tab/></text:span></text:p>
      <text:p text:style-name="P22"><text:span text:style-name="T18"><text:s/><text:tab/>writeln('Digite o primeiro lado:');</text:span></text:p>
      <text:p text:style-name="P22"><text:span text:style-name="T18"><text:s/><text:tab/>readln(a);</text:span></text:p>
      <text:p text:style-name="P22"><text:span text:style-name="T18"><text:s/><text:tab/></text:span></text:p>
      <text:p text:style-name="P22"><text:span text:style-name="T18"><text:s/><text:tab/>writeln('Digite o segundo lado:');</text:span></text:p>
      <text:p text:style-name="P22"><text:span text:style-name="T18"><text:s/><text:tab/>readln(b);</text:span></text:p>
      <text:p text:style-name="P22"><text:span text:style-name="T18"><text:s/><text:tab/></text:span></text:p>
      <text:p text:style-name="P22"><text:span text:style-name="T18"><text:s/><text:tab/>writeln('Digite o terceir lado:');</text:span></text:p>
      <text:p text:style-name="P22"><text:span text:style-name="T18"><text:s/><text:tab/>readln(c);</text:span></text:p>
      <text:p text:style-name="P22"><text:span text:style-name="T18"><text:s/><text:tab/></text:span></text:p>
      <text:p text:style-name="P22"><text:span text:style-name="T18"><text:s/><text:tab/>s := ((a + b + c) / 2);</text:span></text:p>
      <text:p text:style-name="P22"><text:span text:style-name="T18"><text:s/><text:tab/>area := sqrt(s * (s - a) * (s - b) * (s - c));</text:span></text:p>
      <text:p text:style-name="P22"><text:span text:style-name="T18"><text:s/><text:tab/></text:span></text:p>
      <text:p text:style-name="P22"><text:span text:style-name="T18"><text:s/><text:tab/>writeln('A área do triângulo é de: ', area);</text:span></text:p>
      <text:p text:style-name="P22"><text:span text:style-name="T18"><text:s text:c="2"/></text:span></text:p>
      <text:p text:style-name="P22"><text:span text:style-name="T18"><text:s/>End.</text:span></text:p>
      <text:p text:style-name="P40"><text:soft-page-break/><text:span text:style-name="T5">4.(Prog_exe_04):</text:span></text:p>
      <text:p text:style-name="P35"><text:span text:style-name="T5"/></text:p>
      <text:p text:style-name="P23"><text:span text:style-name="T19">Program Prog_exe_04 ;</text:span></text:p>
      <text:p text:style-name="P23"><text:span text:style-name="T19"/></text:p>
      <text:p text:style-name="P23"><text:span text:style-name="T19">Var</text:span></text:p>
      <text:p text:style-name="P23"><text:span text:style-name="T19"><text:tab/>percorrido, litros:integer;</text:span></text:p>
      <text:p text:style-name="P23"><text:span text:style-name="T19"/></text:p>
      <text:p text:style-name="P23"><text:span text:style-name="T19"><text:s/>Begin</text:span></text:p>
      <text:p text:style-name="P23"><text:span text:style-name="T19"><text:s/></text:span></text:p>
      <text:p text:style-name="P23"><text:span text:style-name="T19"><text:s/><text:tab/>writeln('Programa para o cálculo da média de consumo de um automóvel:');</text:span></text:p>
      <text:p text:style-name="P23"><text:span text:style-name="T19"><text:s/><text:tab/></text:span></text:p>
      <text:p text:style-name="P23"><text:span text:style-name="T19"><text:s/><text:tab/>writeln('Digite a distância percorrida com o automóvel (km):');</text:span></text:p>
      <text:p text:style-name="P23"><text:span text:style-name="T19"><text:s/><text:tab/>readln(percorrido);</text:span></text:p>
      <text:p text:style-name="P23"><text:span text:style-name="T19"><text:s/><text:tab/></text:span></text:p>
      <text:p text:style-name="P23"><text:span text:style-name="T19"><text:s/><text:tab/>writeln('Digite a quantidade de litros de combustível gastos nesta distância:');</text:span></text:p>
      <text:p text:style-name="P23"><text:span text:style-name="T19"><text:s/><text:tab/>readln(litros);</text:span></text:p>
      <text:p text:style-name="P23"><text:span text:style-name="T19"><text:s/><text:tab/></text:span></text:p>
      <text:p text:style-name="P23"><text:span text:style-name="T19"><text:s/><text:tab/>writeln('A média de consumo é de: ', (percorrido / litros));</text:span></text:p>
      <text:p text:style-name="P23"><text:span text:style-name="T19"><text:s text:c="2"/></text:span></text:p>
      <text:p text:style-name="P23"><text:span text:style-name="T19"><text:s/>End.</text:span></text:p>
      <text:p text:style-name="P5"><text:span text:style-name="T5"/></text:p>
      <text:p text:style-name="P41"><text:span text:style-name="T6">5.(Prog_exe_05):</text:span></text:p>
      <text:p text:style-name="P15"><text:span text:style-name="T6"/></text:p>
      <text:p text:style-name="P24"><text:span text:style-name="T20">Program Prog_exe_05;</text:span></text:p>
      <text:p text:style-name="P24"><text:span text:style-name="T20"/></text:p>
      <text:p text:style-name="P24"><text:span text:style-name="T20">Var</text:span></text:p>
      <text:p text:style-name="P24"><text:span text:style-name="T20"><text:tab/>x: real;</text:span></text:p>
      <text:p text:style-name="P24"><text:span text:style-name="T20"/></text:p>
      <text:p text:style-name="P24"><text:span text:style-name="T20"><text:s/>Begin</text:span></text:p>
      <text:p text:style-name="P24"><text:span text:style-name="T20"><text:s/></text:span></text:p>
      <text:p text:style-name="P24"><text:span text:style-name="T20"><text:s/><text:tab/>writeln('Programa para o cálculo do eixo y da funçaõ f(x) = 3x + 2:');</text:span></text:p>
      <text:p text:style-name="P24"><text:span text:style-name="T20"><text:s/><text:tab/></text:span></text:p>
      <text:p text:style-name="P24"><text:span text:style-name="T20"><text:s/><text:tab/>writeln('Digite o valor de x:');</text:span></text:p>
      <text:p text:style-name="P24"><text:span text:style-name="T20"><text:s/><text:tab/>readln(x);</text:span></text:p>
      <text:p text:style-name="P24"><text:span text:style-name="T20"><text:s/><text:tab/></text:span></text:p>
      <text:p text:style-name="P24"><text:span text:style-name="T20"><text:s/><text:tab/>writeln('O valor de x = ', x, ' em y é de: ', (3*x + 2));</text:span></text:p>
      <text:p text:style-name="P24"><text:span text:style-name="T20"><text:s text:c="2"/></text:span></text:p>
      <text:p text:style-name="P24"><text:span text:style-name="T20"><text:s/>End.</text:span></text:p>
      <text:p text:style-name="P6"><text:span text:style-name="T6"/></text:p>
      <text:p text:style-name="P42"><text:span text:style-name="T7">6. (Prog_exe_06):</text:span></text:p>
      <text:p text:style-name="P16"><text:span text:style-name="T7"/></text:p>
      <text:p text:style-name="P25"><text:span text:style-name="T21">Program Prog_exe_06;</text:span></text:p>
      <text:p text:style-name="P25"><text:span text:style-name="T21"/></text:p>
      <text:p text:style-name="P25"><text:span text:style-name="T21">Var</text:span></text:p>
      <text:p text:style-name="P25"><text:span text:style-name="T21"><text:tab/>nome: string[20];</text:span></text:p>
      <text:p text:style-name="P25"><text:span text:style-name="T21"><text:tab/>fabrica, final:real;</text:span></text:p>
      <text:p text:style-name="P25"><text:span text:style-name="T21"/></text:p>
      <text:p text:style-name="P25"><text:span text:style-name="T21"><text:s/>Begin</text:span></text:p>
      <text:p text:style-name="P25"><text:span text:style-name="T21"><text:s/></text:span></text:p>
      <text:p text:style-name="P25"><text:span text:style-name="T21"><text:s/><text:tab/>writeln('Programa para o cálculo do preço final de um carro:');</text:span></text:p>
      <text:p text:style-name="P25"><text:span text:style-name="T21"><text:s/><text:tab/>writeln('Digite o nome do modelo');</text:span></text:p>
      <text:p text:style-name="P25"><text:span text:style-name="T21"><text:s/><text:tab/>readln(nome);</text:span></text:p>
      <text:p text:style-name="P25"><text:span text:style-name="T21"><text:s/><text:tab/></text:span></text:p>
      <text:p text:style-name="P25"><text:span text:style-name="T21"><text:s/><text:tab/>writeln('Digite o preço do carro de fábrica:');</text:span></text:p>
      <text:p text:style-name="P25"><text:span text:style-name="T21"><text:s/><text:tab/>readln(fabrica);</text:span></text:p>
      <text:p text:style-name="P25"><text:span text:style-name="T21"><text:s/><text:tab/></text:span></text:p>
      <text:p text:style-name="P25"><text:span text:style-name="T21"><text:s/><text:tab/>final := fabrica + (fabrica * 0.45) + (fabrica * 0.28);</text:span></text:p>
      <text:p text:style-name="P25"><text:span text:style-name="T21"><text:s/><text:tab/></text:span></text:p>
      <text:p text:style-name="P25"><text:span text:style-name="T21"><text:s/><text:tab/>writeln('O preço final do carro ', nome, ' é de: ', final);</text:span></text:p>
      <text:p text:style-name="P25"><text:span text:style-name="T21"><text:s text:c="2"/></text:span></text:p>
      <text:p text:style-name="P7"><text:span text:style-name="T32"><text:s/>End.</text:span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7"/></text:p>
      <text:p text:style-name="P43"><text:soft-page-break/><text:span text:style-name="T8">7. (Prog_exe_07):</text:span></text:p>
      <text:p text:style-name="P17"><text:span text:style-name="T8"/></text:p>
      <text:p text:style-name="P26"><text:span text:style-name="T22">Program Prog_exe_07;</text:span></text:p>
      <text:p text:style-name="P26"><text:span text:style-name="T22"/></text:p>
      <text:p text:style-name="P26"><text:span text:style-name="T22">Var</text:span></text:p>
      <text:p text:style-name="P26"><text:span text:style-name="T22"><text:tab/>num: string[3];</text:span></text:p>
      <text:p text:style-name="P26"><text:span text:style-name="T22"><text:tab/>aux: char;</text:span></text:p>
      <text:p text:style-name="P26"><text:span text:style-name="T22"/></text:p>
      <text:p text:style-name="P26"><text:span text:style-name="T22"><text:s/>Begin</text:span></text:p>
      <text:p text:style-name="P26"><text:span text:style-name="T22"><text:s/></text:span></text:p>
      <text:p text:style-name="P26"><text:span text:style-name="T22"><text:s/><text:tab/>writeln('Programa para a inversão de algarismos em um número de 3 dígitos');</text:span></text:p>
      <text:p text:style-name="P26"><text:span text:style-name="T22"><text:s/><text:tab/>writeln('Digite o número à ser invertido: ');</text:span></text:p>
      <text:p text:style-name="P26"><text:span text:style-name="T22"><text:s/><text:tab/>readln(num);</text:span></text:p>
      <text:p text:style-name="P26"><text:span text:style-name="T22"><text:s/><text:tab/></text:span></text:p>
      <text:p text:style-name="P26"><text:span text:style-name="T22"><text:s/><text:tab/>aux := num[1];</text:span></text:p>
      <text:p text:style-name="P26"><text:span text:style-name="T22"><text:tab/>num[1] := num[3];</text:span></text:p>
      <text:p text:style-name="P26"><text:span text:style-name="T22"><text:tab/>num[3] := aux;</text:span></text:p>
      <text:p text:style-name="P26"><text:span text:style-name="T22"><text:tab/></text:span></text:p>
      <text:p text:style-name="P26"><text:span text:style-name="T22"><text:tab/>writeln('O número invertido é: ', num); <text:tab/></text:span></text:p>
      <text:p text:style-name="P26"><text:span text:style-name="T22"><text:s text:c="2"/></text:span></text:p>
      <text:p text:style-name="P26"><text:span text:style-name="T22"><text:s/>End.</text:span></text:p>
      <text:p text:style-name="P8"><text:span text:style-name="T8"/></text:p>
      <text:p text:style-name="P44"><text:span text:style-name="T9">8. (Prog_exe_08):</text:span></text:p>
      <text:p text:style-name="P18"><text:span text:style-name="T9"/></text:p>
      <text:p text:style-name="P27"><text:span text:style-name="T23">Program Prog_exe_08;</text:span></text:p>
      <text:p text:style-name="P27"><text:span text:style-name="T23"/></text:p>
      <text:p text:style-name="P27"><text:span text:style-name="T23">Var</text:span></text:p>
      <text:p text:style-name="P27"><text:span text:style-name="T23"><text:tab/>num: integer;</text:span></text:p>
      <text:p text:style-name="P27"><text:span text:style-name="T23"><text:tab/>n1, n2, n3, verif: integer;</text:span></text:p>
      <text:p text:style-name="P27"><text:span text:style-name="T23"/></text:p>
      <text:p text:style-name="P27"><text:span text:style-name="T23"><text:s/>Begin</text:span></text:p>
      <text:p text:style-name="P27"><text:span text:style-name="T23"><text:s/></text:span></text:p>
      <text:p text:style-name="P27"><text:span text:style-name="T23"><text:s/><text:tab/>writeln('Programa para calcular um dígito verificador de um número de três algarismos:');</text:span></text:p>
      <text:p text:style-name="P27"><text:span text:style-name="T23"><text:s/><text:tab/>writeln('Digite o número:');</text:span></text:p>
      <text:p text:style-name="P27"><text:span text:style-name="T23"><text:s/><text:tab/>readln(num);</text:span></text:p>
      <text:p text:style-name="P27"><text:span text:style-name="T23"><text:s/><text:tab/></text:span></text:p>
      <text:p text:style-name="P27"><text:span text:style-name="T23"><text:s/><text:tab/>n1 := num div 100;</text:span></text:p>
      <text:p text:style-name="P27"><text:span text:style-name="T23"><text:s/><text:tab/>n2 := (num mod 100) div 10;</text:span></text:p>
      <text:p text:style-name="P27"><text:span text:style-name="T23"><text:s/><text:tab/>n3 := (num mod 100) mod 10;</text:span></text:p>
      <text:p text:style-name="P27"><text:span text:style-name="T23"><text:s/><text:tab/>verif := (n1 + (n2 * 3) + (n3 * 5)) mod 7; <text:s text:c="48"/></text:span></text:p>
      <text:p text:style-name="P27"><text:span text:style-name="T23"><text:s/><text:tab/></text:span></text:p>
      <text:p text:style-name="P27"><text:span text:style-name="T23"><text:s/><text:tab/>writeln('O númro com o dígito verificador fica: ', num, '-',verif);</text:span></text:p>
      <text:p text:style-name="P27"><text:span text:style-name="T23"><text:s text:c="2"/></text:span></text:p>
      <text:p text:style-name="P9"><text:span text:style-name="T31"><text:s/>End.</text:span></text:p>
      <text:p text:style-name="P9"><text:span text:style-name="T10"/></text:p>
      <text:p text:style-name="P10"><text:span text:style-name="T16">9. (Prog_exe_09):</text:span></text:p>
      <text:p text:style-name="P10"><text:span text:style-name="T11"/></text:p>
      <text:p text:style-name="P28"><text:span text:style-name="T24">Program Prog_exe_9;</text:span></text:p>
      <text:p text:style-name="P28"><text:span text:style-name="T24"/></text:p>
      <text:p text:style-name="P28"><text:span text:style-name="T24">Var</text:span></text:p>
      <text:p text:style-name="P28"><text:span text:style-name="T24"><text:tab/>n1, n2, n3:integer;</text:span></text:p>
      <text:p text:style-name="P28"><text:span text:style-name="T24"/></text:p>
      <text:p text:style-name="P28"><text:span text:style-name="T24"><text:s/>Begin</text:span></text:p>
      <text:p text:style-name="P28"><text:span text:style-name="T24"><text:s/></text:span></text:p>
      <text:p text:style-name="P28"><text:span text:style-name="T24"><text:s/><text:tab/>writeln('Programa que determina o menor entre três números');</text:span></text:p>
      <text:p text:style-name="P28"><text:span text:style-name="T24"><text:s/><text:tab/>writeln('Escreva o primeiro número:');</text:span></text:p>
      <text:p text:style-name="P28"><text:span text:style-name="T24"><text:s/><text:tab/>readln(n1);</text:span></text:p>
      <text:p text:style-name="P28"><text:span text:style-name="T24"><text:s/><text:tab/>writeln('Escreva o segundo número:');</text:span></text:p>
      <text:p text:style-name="P28"><text:span text:style-name="T24"><text:s/><text:tab/>readln(n2);</text:span></text:p>
      <text:p text:style-name="P28"><text:span text:style-name="T24"><text:s/><text:tab/>writeln('Escreva o terceiro número:');</text:span></text:p>
      <text:p text:style-name="P28"><text:span text:style-name="T24"><text:s/><text:tab/>readln(n3);</text:span></text:p>
      <text:p text:style-name="P28"><text:span text:style-name="T24"><text:s/><text:tab/></text:span></text:p>
      <text:p text:style-name="P28"><text:span text:style-name="T24"><text:s/><text:tab/>if (n1 = n2) and (n2 = n3) then</text:span></text:p>
      <text:p text:style-name="P28"><text:span text:style-name="T24"><text:s/><text:tab/><text:tab/>begin</text:span></text:p>
      <text:p text:style-name="P28"><text:span text:style-name="T24"><text:tab/> <text:tab/><text:tab/>writeln('Os números são iguais');</text:span></text:p>
      <text:p text:style-name="P28"><text:span text:style-name="T24"><text:tab/> <text:tab/><text:tab/>exit;</text:span></text:p>
      <text:p text:style-name="P28"><text:span text:style-name="T24"><text:tab/> <text:tab/>end;</text:span></text:p>
      <text:p text:style-name="P28"><text:span text:style-name="T24"><text:s/><text:tab/><text:tab/></text:span></text:p>
      <text:p text:style-name="P28"><text:span text:style-name="T24"><text:s/><text:tab/></text:span></text:p>
      <text:p text:style-name="P28"><text:span text:style-name="T24"><text:s/><text:tab/>if n1 &lt; n2 then</text:span></text:p>
      <text:p text:style-name="P28"><text:span text:style-name="T24"><text:s/><text:tab/><text:tab/>if n3 &lt; n1 then</text:span></text:p>
      <text:p text:style-name="P28"><text:soft-page-break/><text:span text:style-name="T24"><text:s/><text:tab/><text:tab/><text:tab/>writeln(n3, ' é o menor')</text:span></text:p>
      <text:p text:style-name="P28"><text:span text:style-name="T24"><text:s/><text:tab/><text:tab/>else</text:span></text:p>
      <text:p text:style-name="P28"><text:span text:style-name="T24"><text:s/><text:tab/><text:tab/><text:tab/>writeln(n1, ' é o menor')</text:span></text:p>
      <text:p text:style-name="P28"><text:span text:style-name="T24"><text:s/><text:tab/>else</text:span></text:p>
      <text:p text:style-name="P28"><text:span text:style-name="T24"><text:s/><text:tab/><text:tab/>if n3 &lt; n2 then</text:span></text:p>
      <text:p text:style-name="P28"><text:span text:style-name="T24"><text:s/><text:tab/><text:tab/><text:tab/>writeln(n3, ' é o menor')</text:span></text:p>
      <text:p text:style-name="P28"><text:span text:style-name="T24"><text:s/><text:tab/><text:tab/>else</text:span></text:p>
      <text:p text:style-name="P28"><text:span text:style-name="T24"><text:s/><text:tab/><text:tab/><text:tab/>writeln(n2, ' é o menor');</text:span></text:p>
      <text:p text:style-name="P28"><text:span text:style-name="T24"><text:s text:c="2"/></text:span></text:p>
      <text:p text:style-name="P28"><text:span text:style-name="T24"><text:s/>End.</text:span></text:p>
      <text:p text:style-name="P10"><text:span text:style-name="T24"/></text:p>
      <text:p text:style-name="P51"><text:span text:style-name="T25">10. (Prog_exe_10):</text:span></text:p>
      <text:p text:style-name="P47"><text:span text:style-name="T25"/></text:p>
      <text:p text:style-name="P29"><text:span text:style-name="T26">Program Prog_exe_10;</text:span></text:p>
      <text:p text:style-name="P29"><text:span text:style-name="T26"/></text:p>
      <text:p text:style-name="P29"><text:span text:style-name="T26">Var</text:span></text:p>
      <text:p text:style-name="P29"><text:span text:style-name="T26"><text:tab/>n1, n2, n3:integer;</text:span></text:p>
      <text:p text:style-name="P29"><text:span text:style-name="T26"/></text:p>
      <text:p text:style-name="P29"><text:span text:style-name="T26"><text:s/>Begin</text:span></text:p>
      <text:p text:style-name="P29"><text:span text:style-name="T26"><text:s/></text:span></text:p>
      <text:p text:style-name="P29"><text:span text:style-name="T26"><text:s/><text:tab/>writeln('Programa que ordena três números em ordem crescente:');</text:span></text:p>
      <text:p text:style-name="P29"><text:span text:style-name="T26"><text:tab/>writeln('Escreva o primeiro número:');</text:span></text:p>
      <text:p text:style-name="P29"><text:span text:style-name="T26"><text:tab/>readln(n1); <text:tab/></text:span></text:p>
      <text:p text:style-name="P29"><text:span text:style-name="T26"><text:tab/>writeln('Escreva o segundo número:');</text:span></text:p>
      <text:p text:style-name="P29"><text:span text:style-name="T26"><text:tab/>readln(n2);</text:span></text:p>
      <text:p text:style-name="P29"><text:span text:style-name="T26"><text:tab/>writeln('Escreva o terceiro número:');</text:span></text:p>
      <text:p text:style-name="P29"><text:span text:style-name="T26"><text:tab/>readln(n3);</text:span></text:p>
      <text:p text:style-name="P29"><text:span text:style-name="T26"><text:tab/></text:span></text:p>
      <text:p text:style-name="P29"><text:span text:style-name="T26"><text:tab/>if n1 &lt; n2 then</text:span></text:p>
      <text:p text:style-name="P29"><text:span text:style-name="T26"><text:tab/><text:tab/>if n3 &lt; n1 then</text:span></text:p>
      <text:p text:style-name="P29"><text:span text:style-name="T26"><text:tab/><text:tab/><text:tab/>writeln('A ordem dos números ficam: ', n3, ', ', n1, ', ', n2)</text:span></text:p>
      <text:p text:style-name="P29"><text:span text:style-name="T26"><text:tab/><text:tab/>else if n3 &gt; n2 then</text:span></text:p>
      <text:p text:style-name="P29"><text:span text:style-name="T26"><text:tab/><text:tab/><text:tab/>writeln('A ordem dos números ficam: ', n1, ', ', n2, ', ', n3)</text:span></text:p>
      <text:p text:style-name="P29"><text:span text:style-name="T26"><text:tab/><text:tab/>else</text:span></text:p>
      <text:p text:style-name="P29"><text:span text:style-name="T26"><text:tab/><text:tab/><text:tab/>writeln('A ordem dos números ficam: ', n1, ', ', n3, ', ', m2)</text:span></text:p>
      <text:p text:style-name="P29"><text:span text:style-name="T26"><text:tab/>else</text:span></text:p>
      <text:p text:style-name="P29"><text:span text:style-name="T26"><text:tab/><text:tab/>if </text:span></text:p>
      <text:p text:style-name="P29"><text:span text:style-name="T26"><text:s text:c="2"/></text:span></text:p>
      <text:p text:style-name="P29"><text:span text:style-name="T26"><text:s/>End.</text:span></text:p>
      <text:p text:style-name="P12"><text:span text:style-name="T12"/></text:p>
      <text:p text:style-name="P45"><text:span text:style-name="T13">11. (Prog_exe_11):</text:span></text:p>
      <text:p text:style-name="P19"><text:span text:style-name="T13"/></text:p>
      <text:p text:style-name="P30"><text:span text:style-name="T27">Program Prog_exe_11;</text:span></text:p>
      <text:p text:style-name="P30"><text:span text:style-name="T27"/></text:p>
      <text:p text:style-name="P30"><text:span text:style-name="T27">Var</text:span></text:p>
      <text:p text:style-name="P30"><text:span text:style-name="T27"><text:tab/>nota_lab, nota_interm, nota_final, media:real;</text:span></text:p>
      <text:p text:style-name="P30"><text:span text:style-name="T27"/></text:p>
      <text:p text:style-name="P30"><text:span text:style-name="T27"><text:s/>Begin</text:span></text:p>
      <text:p text:style-name="P30"><text:span text:style-name="T27"><text:s text:c="2"/></text:span></text:p>
      <text:p text:style-name="P30"><text:span text:style-name="T27"><text:s text:c="2"/><text:tab/>writeln('Progrmama para o cálculo da média de um aluno de informática');</text:span></text:p>
      <text:p text:style-name="P30"><text:span text:style-name="T27"><text:s text:c="2"/><text:tab/>writeln('Escreva a nota do trabalho de laboratório:');</text:span></text:p>
      <text:p text:style-name="P30"><text:span text:style-name="T27"><text:s text:c="2"/><text:tab/>readln(nota_lab);</text:span></text:p>
      <text:p text:style-name="P30"><text:span text:style-name="T27"><text:s text:c="2"/><text:tab/>if (nota_lab &gt; 10) or (nota_lab &lt; 0) then</text:span></text:p>
      <text:p text:style-name="P30"><text:span text:style-name="T27"><text:s text:c="2"/><text:tab/><text:tab/>begin</text:span></text:p>
      <text:p text:style-name="P30"><text:span text:style-name="T27"><text:s text:c="2"/><text:tab/><text:tab/><text:tab/>writeln('A nota deve ser entre 0 e 10');</text:span></text:p>
      <text:p text:style-name="P30"><text:span text:style-name="T27"><text:s text:c="2"/><text:tab/><text:tab/><text:tab/>exit;</text:span></text:p>
      <text:p text:style-name="P30"><text:span text:style-name="T27"><text:s text:c="2"/><text:tab/><text:tab/>end;</text:span></text:p>
      <text:p text:style-name="P30"><text:span text:style-name="T27"><text:s text:c="2"/><text:tab/></text:span></text:p>
      <text:p text:style-name="P30"><text:span text:style-name="T27"><text:s text:c="2"/><text:tab/>writeln('Escreva a nota da avaliação intermediária:');</text:span></text:p>
      <text:p text:style-name="P30"><text:span text:style-name="T27"><text:s text:c="2"/><text:tab/>readln(nota_interm);</text:span></text:p>
      <text:p text:style-name="P30"><text:span text:style-name="T27"><text:s text:c="2"/><text:tab/>if (nota_interm &gt; 10) or (nota_interm &lt; 0) then</text:span></text:p>
      <text:p text:style-name="P30"><text:span text:style-name="T27"><text:s text:c="2"/><text:tab/><text:tab/>begin</text:span></text:p>
      <text:p text:style-name="P30"><text:span text:style-name="T27"><text:s text:c="2"/><text:tab/><text:tab/><text:tab/>writeln('A nota deve ser entre 0 e 10');</text:span></text:p>
      <text:p text:style-name="P30"><text:span text:style-name="T27"><text:s text:c="2"/><text:tab/><text:tab/><text:tab/>exit;</text:span></text:p>
      <text:p text:style-name="P30"><text:span text:style-name="T27"><text:s text:c="2"/><text:tab/><text:tab/>end;</text:span></text:p>
      <text:p text:style-name="P30"><text:span text:style-name="T27"><text:s text:c="2"/><text:tab/><text:tab/></text:span></text:p>
      <text:p text:style-name="P30"><text:span text:style-name="T27"><text:s text:c="2"/><text:tab/>writeln('Escreva a nota da prova final:');</text:span></text:p>
      <text:p text:style-name="P30"><text:span text:style-name="T27"><text:s text:c="2"/><text:tab/>readln(nota_final);</text:span></text:p>
      <text:p text:style-name="P30"><text:span text:style-name="T27"><text:s text:c="2"/><text:tab/>if (nota_final &gt; 10) or (nota_final &lt; 0) then</text:span></text:p>
      <text:p text:style-name="P30"><text:span text:style-name="T27"><text:s text:c="2"/><text:tab/><text:tab/>begin</text:span></text:p>
      <text:p text:style-name="P30"><text:span text:style-name="T27"><text:s text:c="2"/><text:tab/><text:tab/><text:tab/>writeln('A nota deve ser entre 0 e 10');</text:span></text:p>
      <text:p text:style-name="P30"><text:span text:style-name="T27"><text:s text:c="2"/><text:tab/><text:tab/><text:tab/>exit;</text:span></text:p>
      <text:p text:style-name="P30"><text:soft-page-break/><text:span text:style-name="T27"><text:s text:c="2"/><text:tab/><text:tab/>end;</text:span></text:p>
      <text:p text:style-name="P30"><text:span text:style-name="T27"><text:s text:c="2"/><text:tab/></text:span></text:p>
      <text:p text:style-name="P30"><text:span text:style-name="T27"><text:tab/>media := (nota_lab*3 + nota_interm * 3 + nota_final * 5) / 11;</text:span></text:p>
      <text:p text:style-name="P30"><text:span text:style-name="T27"><text:tab/></text:span></text:p>
      <text:p text:style-name="P30"><text:span text:style-name="T27"><text:tab/>writeln('A média final deste aluno é de: ', media);</text:span></text:p>
      <text:p text:style-name="P30"><text:span text:style-name="T27"><text:s text:c="2"/></text:span></text:p>
      <text:p text:style-name="P30"><text:span text:style-name="T27"><text:s/>End.</text:span></text:p>
      <text:p text:style-name="P11"><text:span text:style-name="T25"/></text:p>
      <text:p text:style-name="P46"><text:span text:style-name="T25"/></text:p>
      <text:p text:style-name="P52"><text:span text:style-name="T33">12. (Prog_exe_12):</text:span></text:p>
      <text:p text:style-name="P48"><text:span text:style-name="T33"/></text:p>
      <text:p text:style-name="P32"><text:span text:style-name="T33">Program Prog_exe_12;</text:span></text:p>
      <text:p text:style-name="P32"><text:span text:style-name="T33"/></text:p>
      <text:p text:style-name="P32"><text:span text:style-name="T33">Var</text:span></text:p>
      <text:p text:style-name="P32"><text:span text:style-name="T33"><text:tab/>n1, n2, n3, media:real;</text:span></text:p>
      <text:p text:style-name="P32"><text:span text:style-name="T33"/></text:p>
      <text:p text:style-name="P32"><text:span text:style-name="T33"><text:s/>Begin</text:span></text:p>
      <text:p text:style-name="P32"><text:span text:style-name="T33"><text:s text:c="2"/></text:span></text:p>
      <text:p text:style-name="P32"><text:span text:style-name="T33"><text:s text:c="2"/><text:tab/>writeln('Programa que calcula a média de um aluno dado três notas e mostra o conceito lhe atribuído');</text:span></text:p>
      <text:p text:style-name="P32"><text:span text:style-name="T33"><text:s text:c="2"/><text:tab/>writeln('Escreva a primeira nota:');</text:span></text:p>
      <text:p text:style-name="P32"><text:span text:style-name="T33"><text:s text:c="2"/><text:tab/>readln(n1);</text:span></text:p>
      <text:p text:style-name="P32"><text:span text:style-name="T33"><text:s text:c="2"/><text:tab/>if (n1 &gt; 10) or (n1 &lt; 0) then</text:span></text:p>
      <text:p text:style-name="P32"><text:span text:style-name="T33"><text:s text:c="2"/><text:tab/><text:tab/>begin</text:span></text:p>
      <text:p text:style-name="P32"><text:span text:style-name="T33"><text:s text:c="2"/><text:tab/><text:tab/><text:tab/>writeln('A nota deve ser entre 0 e 10');</text:span></text:p>
      <text:p text:style-name="P32"><text:span text:style-name="T33"><text:s text:c="2"/><text:tab/><text:tab/><text:tab/>exit;</text:span></text:p>
      <text:p text:style-name="P32"><text:span text:style-name="T33"><text:s text:c="2"/><text:tab/><text:tab/>end;</text:span></text:p>
      <text:p text:style-name="P32"><text:span text:style-name="T33"><text:s text:c="2"/><text:tab/><text:tab/></text:span></text:p>
      <text:p text:style-name="P32"><text:span text:style-name="T33"><text:s text:c="2"/><text:tab/>writeln('Escreva a segunda nota:');</text:span></text:p>
      <text:p text:style-name="P32"><text:span text:style-name="T33"><text:s text:c="2"/><text:tab/>readln(n2);</text:span></text:p>
      <text:p text:style-name="P32"><text:span text:style-name="T33"><text:s text:c="2"/><text:tab/>if (n2 &gt; 10) or (n2 &lt; 0) then</text:span></text:p>
      <text:p text:style-name="P32"><text:span text:style-name="T33"><text:s text:c="2"/><text:tab/><text:tab/>begin</text:span></text:p>
      <text:p text:style-name="P32"><text:span text:style-name="T33"><text:s text:c="2"/><text:tab/><text:tab/><text:tab/>writeln('A nota deve ser entre 0 e 10');</text:span></text:p>
      <text:p text:style-name="P32"><text:span text:style-name="T33"><text:s text:c="2"/><text:tab/><text:tab/><text:tab/>exit;</text:span></text:p>
      <text:p text:style-name="P32"><text:span text:style-name="T33"><text:s text:c="2"/><text:tab/><text:tab/>end;</text:span></text:p>
      <text:p text:style-name="P32"><text:span text:style-name="T33"><text:s text:c="2"/><text:tab/></text:span></text:p>
      <text:p text:style-name="P32"><text:span text:style-name="T33"><text:s text:c="2"/><text:tab/>writeln('Escreva a terceira nota:');</text:span></text:p>
      <text:p text:style-name="P32"><text:span text:style-name="T33"><text:s text:c="2"/><text:tab/>readln(n3);</text:span></text:p>
      <text:p text:style-name="P32"><text:span text:style-name="T33"><text:s text:c="2"/><text:tab/>if (n3 &gt; 10) or (n3 &lt; 0) then</text:span></text:p>
      <text:p text:style-name="P32"><text:span text:style-name="T33"><text:s text:c="2"/><text:tab/><text:tab/>begin</text:span></text:p>
      <text:p text:style-name="P32"><text:span text:style-name="T33"><text:s text:c="2"/><text:tab/><text:tab/><text:tab/>writeln('A nota deve ser entre 0 e 10');</text:span></text:p>
      <text:p text:style-name="P32"><text:span text:style-name="T33"><text:s text:c="2"/><text:tab/><text:tab/><text:tab/>exit;</text:span></text:p>
      <text:p text:style-name="P32"><text:span text:style-name="T33"><text:s text:c="2"/><text:tab/><text:tab/>end;</text:span></text:p>
      <text:p text:style-name="P32"><text:span text:style-name="T33"><text:s text:c="2"/><text:tab/><text:tab/></text:span></text:p>
      <text:p text:style-name="P32"><text:span text:style-name="T33"><text:s text:c="2"/><text:tab/>media := (n1 + n2 + n3) / 3;</text:span></text:p>
      <text:p text:style-name="P32"><text:span text:style-name="T33"><text:s text:c="2"/><text:tab/></text:span></text:p>
      <text:p text:style-name="P32"><text:span text:style-name="T33"><text:s text:c="2"/><text:tab/>writeln('A média deste aluno é de: ', media);</text:span></text:p>
      <text:p text:style-name="P32"><text:span text:style-name="T33"><text:s text:c="2"/><text:tab/></text:span></text:p>
      <text:p text:style-name="P32"><text:span text:style-name="T33"><text:tab/>if(media &lt; 5.0) then</text:span></text:p>
      <text:p text:style-name="P32"><text:span text:style-name="T33"><text:tab/><text:tab/>writeln('Seu conceito é: F')</text:span></text:p>
      <text:p text:style-name="P32"><text:span text:style-name="T33"><text:tab/>else if(media &gt;= 8.0) and (media &lt;= 10.0) then</text:span></text:p>
      <text:p text:style-name="P32"><text:span text:style-name="T33"><text:tab/><text:tab/>writeln('Seu conceito é: A')</text:span></text:p>
      <text:p text:style-name="P32"><text:span text:style-name="T33"><text:tab/>else if(media &gt;= 5.0) and (media &lt; 6.0) then</text:span></text:p>
      <text:p text:style-name="P32"><text:span text:style-name="T33"><text:tab/><text:tab/>writeln('Seu conceito é: D')</text:span></text:p>
      <text:p text:style-name="P32"><text:span text:style-name="T33"><text:tab/>else if(media &gt;= 6.0) and (media &lt; 7.0) then</text:span></text:p>
      <text:p text:style-name="P32"><text:span text:style-name="T33"><text:tab/><text:tab/>writeln('Seu conceito é: C')</text:span></text:p>
      <text:p text:style-name="P32"><text:span text:style-name="T33"><text:tab/>else if(media &gt;= 7.0) and (media &lt; 8.0) then</text:span></text:p>
      <text:p text:style-name="P32"><text:span text:style-name="T33"><text:tab/><text:tab/>writeln('Seu conceito é: B');</text:span></text:p>
      <text:p text:style-name="P32"><text:span text:style-name="T33"><text:tab/> <text:s/></text:span></text:p>
      <text:p text:style-name="P32"><text:span text:style-name="T33"><text:s/>End.</text:span></text:p>
      <text:p text:style-name="P49"><text:span text:style-name="T34"/></text:p>
      <text:p text:style-name="P50"><text:span text:style-name="T34">13. (Prog_exe_13):</text:span></text:p>
      <text:p text:style-name="P49"><text:span text:style-name="T34"/></text:p>
      <text:p text:style-name="P33"><text:span text:style-name="T34">Program Prog_exe_13;</text:span></text:p>
      <text:p text:style-name="P33"><text:span text:style-name="T34"/></text:p>
      <text:p text:style-name="P33"><text:span text:style-name="T34">Var</text:span></text:p>
      <text:p text:style-name="P33"><text:span text:style-name="T34"><text:tab/>nota_lab, nota_interm, nota_final, media:real;</text:span></text:p>
      <text:p text:style-name="P33"><text:span text:style-name="T34"/></text:p>
      <text:p text:style-name="P33"><text:span text:style-name="T34"><text:s/>Begin</text:span></text:p>
      <text:p text:style-name="P33"><text:span text:style-name="T34"><text:s/></text:span></text:p>
      <text:p text:style-name="P33"><text:span text:style-name="T34"><text:s/><text:tab/>writeln('Progrmama para o cálculo da média de um aluno de informática');</text:span></text:p>
      <text:p text:style-name="P33"><text:soft-page-break/><text:span text:style-name="T34"><text:s text:c="2"/><text:tab/>writeln('Escreva a nota do trabalho de laboratório:');</text:span></text:p>
      <text:p text:style-name="P33"><text:span text:style-name="T34"><text:s text:c="2"/><text:tab/>readln(nota_lab);</text:span></text:p>
      <text:p text:style-name="P33"><text:span text:style-name="T34"><text:s text:c="2"/><text:tab/>if (nota_lab &gt; 10) or (nota_lab &lt; 0) then</text:span></text:p>
      <text:p text:style-name="P33"><text:span text:style-name="T34"><text:s text:c="2"/><text:tab/><text:tab/>begin</text:span></text:p>
      <text:p text:style-name="P33"><text:span text:style-name="T34"><text:s text:c="2"/><text:tab/><text:tab/><text:tab/>writeln('A nota deve ser entre 0 e 10');</text:span></text:p>
      <text:p text:style-name="P33"><text:span text:style-name="T34"><text:s text:c="2"/><text:tab/><text:tab/><text:tab/>exit;</text:span></text:p>
      <text:p text:style-name="P33"><text:span text:style-name="T34"><text:s text:c="2"/><text:tab/><text:tab/>end;</text:span></text:p>
      <text:p text:style-name="P33"><text:span text:style-name="T34"><text:s text:c="2"/><text:tab/></text:span></text:p>
      <text:p text:style-name="P33"><text:span text:style-name="T34"><text:s text:c="2"/><text:tab/>writeln('Escreva a nota da avaliação intermediária:');</text:span></text:p>
      <text:p text:style-name="P33"><text:span text:style-name="T34"><text:s text:c="2"/><text:tab/>readln(nota_interm);</text:span></text:p>
      <text:p text:style-name="P33"><text:span text:style-name="T34"><text:s text:c="2"/><text:tab/>if (nota_interm &gt; 10) or (nota_interm &lt; 0) then</text:span></text:p>
      <text:p text:style-name="P33"><text:span text:style-name="T34"><text:s text:c="2"/><text:tab/><text:tab/>begin</text:span></text:p>
      <text:p text:style-name="P33"><text:span text:style-name="T34"><text:s text:c="2"/><text:tab/><text:tab/><text:tab/>writeln('A nota deve ser entre 0 e 10');</text:span></text:p>
      <text:p text:style-name="P33"><text:span text:style-name="T34"><text:s text:c="2"/><text:tab/><text:tab/><text:tab/>exit;</text:span></text:p>
      <text:p text:style-name="P33"><text:span text:style-name="T34"><text:s text:c="2"/><text:tab/><text:tab/>end;</text:span></text:p>
      <text:p text:style-name="P33"><text:span text:style-name="T34"><text:s text:c="2"/><text:tab/><text:tab/></text:span></text:p>
      <text:p text:style-name="P33"><text:span text:style-name="T34"><text:s text:c="2"/><text:tab/>writeln('Escreva a nota da prova final:');</text:span></text:p>
      <text:p text:style-name="P33"><text:span text:style-name="T34"><text:s text:c="2"/><text:tab/>readln(nota_final);</text:span></text:p>
      <text:p text:style-name="P33"><text:span text:style-name="T34"><text:s text:c="2"/><text:tab/>if (nota_final &gt; 10) or (nota_final &lt; 0) then</text:span></text:p>
      <text:p text:style-name="P33"><text:span text:style-name="T34"><text:s text:c="2"/><text:tab/><text:tab/>begin</text:span></text:p>
      <text:p text:style-name="P33"><text:span text:style-name="T34"><text:s text:c="2"/><text:tab/><text:tab/><text:tab/>writeln('A nota deve ser entre 0 e 10');</text:span></text:p>
      <text:p text:style-name="P33"><text:span text:style-name="T34"><text:s text:c="2"/><text:tab/><text:tab/><text:tab/>exit;</text:span></text:p>
      <text:p text:style-name="P33"><text:span text:style-name="T34"><text:s text:c="2"/><text:tab/><text:tab/>end;</text:span></text:p>
      <text:p text:style-name="P33"><text:span text:style-name="T34"><text:s/></text:span></text:p>
      <text:p text:style-name="P33"><text:span text:style-name="T34"><text:tab/>media := (nota_lab*3 + nota_interm * 3 + nota_final * 5) / 11;</text:span></text:p>
      <text:p text:style-name="P33"><text:span text:style-name="T34"><text:tab/></text:span></text:p>
      <text:p text:style-name="P33"><text:span text:style-name="T34"><text:tab/>writeln('A média deste aluno é de: ', media);</text:span></text:p>
      <text:p text:style-name="P33"><text:span text:style-name="T34"><text:s text:c="2"/><text:tab/></text:span></text:p>
      <text:p text:style-name="P33"><text:span text:style-name="T34"><text:tab/>if(media &lt; 5.0) then</text:span></text:p>
      <text:p text:style-name="P33"><text:span text:style-name="T34"><text:tab/><text:tab/>writeln('Seu conceito é: F')</text:span></text:p>
      <text:p text:style-name="P33"><text:span text:style-name="T34"><text:tab/>else if(media &gt;= 8.0) and (media &lt;= 10.0) then</text:span></text:p>
      <text:p text:style-name="P33"><text:span text:style-name="T34"><text:tab/><text:tab/>writeln('Seu conceito é: A')</text:span></text:p>
      <text:p text:style-name="P33"><text:span text:style-name="T34"><text:tab/>else if(media &gt;= 5.0) and (media &lt; 6.0) then</text:span></text:p>
      <text:p text:style-name="P33"><text:span text:style-name="T34"><text:tab/><text:tab/>writeln('Seu conceito é: D')</text:span></text:p>
      <text:p text:style-name="P33"><text:span text:style-name="T34"><text:tab/>else if(media &gt;= 6.0) and (media &lt; 7.0) then</text:span></text:p>
      <text:p text:style-name="P33"><text:span text:style-name="T34"><text:tab/><text:tab/>writeln('Seu conceito é: C')</text:span></text:p>
      <text:p text:style-name="P33"><text:span text:style-name="T34"><text:tab/>else if(media &gt;= 7.0) and (media &lt; 8.0) then</text:span></text:p>
      <text:p text:style-name="P33"><text:span text:style-name="T34"><text:tab/><text:tab/>writeln('Seu conceito é: B');</text:span></text:p>
      <text:p text:style-name="P33"><text:span text:style-name="T34"><text:s text:c="2"/></text:span></text:p>
      <text:p text:style-name="P33"><text:span text:style-name="T34"><text:s/>End.</text:span></text:p>
      <text:p text:style-name="P33"><text:span text:style-name="T14"/></text:p>
      <text:p text:style-name="P37"><text:span text:style-name="T15">14. (Prog_exe_14):</text:span></text:p>
      <text:p text:style-name="P36"><text:span text:style-name="T35"/></text:p>
      <text:p text:style-name="P34"><text:span text:style-name="T36">Program Prog_exe_14;</text:span></text:p>
      <text:p text:style-name="P34"><text:span text:style-name="T36"/></text:p>
      <text:p text:style-name="P34"><text:span text:style-name="T36">Var</text:span></text:p>
      <text:p text:style-name="P34"><text:span text:style-name="T36"><text:tab/>salario: real;</text:span></text:p>
      <text:p text:style-name="P34"><text:span text:style-name="T36"/></text:p>
      <text:p text:style-name="P34"><text:span text:style-name="T36"><text:s/>Begin</text:span></text:p>
      <text:p text:style-name="P34"><text:span text:style-name="T36"><text:tab/></text:span></text:p>
      <text:p text:style-name="P34"><text:span text:style-name="T36"><text:tab/>writeln('Programa para o cálculo do reajuste de um determinado salário:');</text:span></text:p>
      <text:p text:style-name="P34"><text:span text:style-name="T36"><text:tab/>writeln('Digite o salário:');</text:span></text:p>
      <text:p text:style-name="P34"><text:span text:style-name="T36"><text:tab/>readln(salario);</text:span></text:p>
      <text:p text:style-name="P34"><text:span text:style-name="T36"><text:tab/></text:span></text:p>
      <text:p text:style-name="P34"><text:span text:style-name="T36"><text:tab/></text:span></text:p>
      <text:p text:style-name="P34"><text:span text:style-name="T36"><text:tab/>if(salario &lt;= 300.0) then</text:span></text:p>
      <text:p text:style-name="P34"><text:span text:style-name="T36"><text:tab/><text:tab/>writeln('O salário reajustado 50% é: ', salario + (salario * 0.5))</text:span></text:p>
      <text:p text:style-name="P34"><text:span text:style-name="T36"><text:tab/>else if(salario &gt; 300.0) and (salario &lt;= 500.0) then</text:span></text:p>
      <text:p text:style-name="P34"><text:span text:style-name="T36"><text:tab/><text:tab/>writeln('O salário reajustado 30% é: ', salario + (salario * 0.3))</text:span></text:p>
      <text:p text:style-name="P34"><text:span text:style-name="T36"><text:tab/>else if(salario &gt; 500.0) and (salario &lt;= 1000.0) then</text:span></text:p>
      <text:p text:style-name="P34"><text:span text:style-name="T36"><text:tab/><text:tab/>writeln('O salário reajustado 20% é: ', salario + (salario * 0.2))</text:span></text:p>
      <text:p text:style-name="P34"><text:span text:style-name="T36"><text:tab/>else</text:span></text:p>
      <text:p text:style-name="P34"><text:span text:style-name="T36"><text:tab/><text:tab/>writeln('O salário reajustado 10% é: ', salario + (salario * 0.1));</text:span></text:p>
      <text:p text:style-name="P34"><text:span text:style-name="T36"/></text:p>
      <text:p text:style-name="P34"><text:span text:style-name="T36"><text:s/>E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ndale Mono" svg:font-family="'Andale Mono'" style:font-pitch="fixed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naldo Rauch</meta:initial-creator>
    <meta:creation-date>2013-04-14T14:07:41</meta:creation-date>
    <dc:date>2013-04-14T14:52:09</dc:date>
    <dc:creator>Reinaldo Rauch</dc:creator>
    <meta:editing-duration>PT42M9S</meta:editing-duration>
    <meta:editing-cycles>36</meta:editing-cycles>
    <meta:generator>LibreOffice/3.6$Linux_X86_64 LibreOffice_project/360m1$Build-2</meta:generator>
    <meta:document-statistic meta:table-count="0" meta:image-count="0" meta:object-count="0" meta:page-count="7" meta:paragraph-count="359" meta:word-count="1223" meta:character-count="8172" meta:non-whitespace-character-count="6501"/>
  </office:meta>
</office:document-meta>
</file>